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8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23"/>
      <text:p text:style-name="P23"/>
      <text:p text:style-name="P23"/>
      <text:p text:style-name="P23"/>
      <text:p text:style-name="P23"/>
      <text:p text:style-name="P23"><text:soft-page-break/></text:p>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7T22:42:16.875000000</dc:date>
    <meta:editing-duration>PT17H57M7S</meta:editing-duration>
    <meta:editing-cycles>87</meta:editing-cycles>
    <meta:generator>LibreOffice/24.8.4.2$Windows_X86_64 LibreOffice_project/bb3cfa12c7b1bf994ecc5649a80400d06cd71002</meta:generator>
    <meta:document-statistic meta:table-count="0" meta:image-count="4" meta:object-count="0" meta:page-count="13" meta:paragraph-count="139" meta:word-count="4886" meta:character-count="29703" meta:non-whitespace-character-count="24946"/>
  </office:meta>
</office:document-meta>
</file>